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4.756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ed1c24" draw:marker-start-width="0.355cm" draw:marker-end-width="0.355cm" draw:fill="none" draw:textarea-vertical-align="middle" draw:auto-grow-height="false" fo:min-height="3.591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864b" draw:marker-start-width="0.355cm" draw:marker-end-width="0.355cm" draw:fill="none" draw:textarea-vertical-align="middle" draw:auto-grow-height="false" fo:min-height="2.187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58220" draw:marker-start-width="0.355cm" draw:marker-end-width="0.355cm" draw:fill="none" draw:textarea-vertical-align="middle" draw:auto-grow-height="false" fo:min-height="9.471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4cm"/>
    </style:style>
    <style:style style:name="gr7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7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P8" style:family="paragraph">
      <loext:graphic-properties draw:fill-color="#ffffff"/>
    </style:style>
    <style:style style:name="T1" style:family="text">
      <style:text-properties fo:color="#21409a" fo:font-size="32pt" style:font-size-asian="32pt" style:font-size-complex="32pt"/>
    </style:style>
    <style:style style:name="T2" style:family="text">
      <style:text-properties fo:color="#ed1c24" fo:font-style="italic" style:font-style-asian="italic" style:font-style-complex="italic"/>
    </style:style>
    <style:style style:name="T3" style:family="text">
      <style:text-properties fo:color="#ed1c24"/>
    </style:style>
    <style:style style:name="T4" style:family="text">
      <style:text-properties fo:color="#00864b"/>
    </style:style>
    <style:style style:name="T5" style:family="text">
      <style:text-properties fo:color="#f58220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1.768cm" svg:x="0cm" svg:y="1.719cm" presentation:class="subtitle" presentation:user-transformed="true">
          <draw:text-box>
            <text:p text:style-name="P1">[<text:span text:style-name="T1">func(name)</text:span> <text:span text:style-name="T2">Info</text:span><text:span text:style-name="T3">/</text:span><text:span text:style-name="T2">time</text:span>] -- <text:span text:style-name="T4">level</text:span> -- <text:span text:style-name="T5">message/action/error</text:span></text:p>
          </draw:text-box>
        </draw:frame>
        <draw:custom-shape draw:style-name="gr1" draw:text-style-name="P3" draw:layer="layout" svg:width="0.762cm" svg:height="5.334cm" draw:transform="rotate (1.5707963267949) translate (1.016cm 4.24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0.762cm" svg:height="4.105cm" draw:transform="rotate (1.5707963267949) translate (7.071cm 4.24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draw:layer="layout" svg:width="0.762cm" svg:height="2.623cm" draw:transform="rotate (1.5707963267949) translate (12.971cm 4.24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3" draw:layer="layout" svg:width="0.762cm" svg:height="10.307cm" draw:transform="rotate (1.5707963267949) translate (16.871cm 4.24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5.334cm" svg:height="2.818cm" svg:x="1.016cm" svg:y="4.203cm">
          <draw:text-box>
            <text:p text:style-name="P4"><text:span text:style-name="T6">The name of the function for which the message/action/error was produced</text:span></text:p>
          </draw:text-box>
        </draw:frame>
        <draw:frame draw:style-name="gr5" draw:text-style-name="P7" draw:layer="layout" svg:width="5.334cm" svg:height="2.818cm" svg:x="6.416cm" svg:y="4.204cm">
          <draw:text-box>
            <text:p text:style-name="P6"><text:span text:style-name="T7">Optional: this will sometime specify a subtask of the function or time</text:span></text:p>
          </draw:text-box>
        </draw:frame>
        <draw:frame draw:style-name="gr6" draw:text-style-name="P5" draw:layer="layout" svg:width="5.334cm" svg:height="1.574cm" svg:x="11.616cm" svg:y="4.249cm">
          <draw:text-box>
            <text:p text:style-name="P4"><text:span text:style-name="T6">The severity of the message/action/error</text:span></text:p>
          </draw:text-box>
        </draw:frame>
        <draw:frame draw:style-name="gr6" draw:text-style-name="P5" draw:layer="layout" svg:width="9.652cm" svg:height="1.574cm" svg:x="17.526cm" svg:y="4.25cm">
          <draw:text-box>
            <text:p text:style-name="P4"><text:span text:style-name="T6">The message, the action taken, or the error message.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8.1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2.698cm" svg:x="1cm" svg:y="4.571cm"/>
      <draw:page-thumbnail draw:layer="backgroundobjects" svg:width="9.294cm" svg:height="2.698cm" svg:x="1cm" svg:y="12.619cm"/>
      <draw:page-thumbnail draw:layer="backgroundobjects" svg:width="9.294cm" svg:height="2.698cm" svg:x="1cm" svg:y="20.667cm"/>
      <draw:page-thumbnail draw:layer="backgroundobjects" svg:width="9.294cm" svg:height="2.698cm" svg:x="11.295cm" svg:y="4.571cm"/>
      <draw:page-thumbnail draw:layer="backgroundobjects" svg:width="9.294cm" svg:height="2.698cm" svg:x="11.295cm" svg:y="12.619cm"/>
      <draw:page-thumbnail draw:layer="backgroundobjects" svg:width="9.294cm" svg:height="2.698cm" svg:x="11.295cm" svg:y="20.66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15:18:51.018214715</meta:creation-date>
    <dc:date>2021-01-04T15:31:14.135030784</dc:date>
    <meta:editing-duration>PT2M13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